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28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86.24mm"/>
    </style:style>
    <style:style style:name="co4" style:family="table-column">
      <style:table-column-properties fo:break-before="auto" style:column-width="78.7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61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32.1mm" fo:break-before="auto" style:use-optimal-row-height="true"/>
    </style:style>
    <style:style style:name="ro8" style:family="table-row">
      <style:table-row-properties style:row-height="3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9pt" style:font-size-asian="9pt" style:font-size-complex="9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add58a"/>
    </style:style>
    <style:style style:name="ce13" style:family="table-cell" style:parent-style-name="Default">
      <style:table-cell-properties fo:background-color="#fff200"/>
    </style:style>
    <style:style style:name="ce14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adc5e7"/>
    </style:style>
    <style:style style:name="ce20" style:family="table-cell" style:parent-style-name="Default">
      <style:table-cell-properties fo:background-color="#f68e76" style:text-align-source="fix" style:repeat-content="false" style:vertical-align="middle"/>
      <style:paragraph-properties fo:text-align="center" fo:margin-left="0mm"/>
      <style:text-properties fo:color="#000000"/>
    </style:style>
    <style:style style:name="ce21" style:family="table-cell" style:parent-style-name="Default">
      <style:table-cell-properties fo:background-color="#f68e76" style:text-align-source="fix" style:repeat-content="false"/>
      <style:paragraph-properties fo:text-align="center" fo:margin-left="0mm"/>
      <style:text-properties fo:color="#000000"/>
    </style:style>
    <style:style style:name="ce22" style:family="table-cell" style:parent-style-name="Default">
      <style:table-cell-properties fo:background-color="#ef413d"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T1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de" fo:country="DE" fo:font-size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Ergebnis (0: nicht äquivalent, 1: äquivalent, (0..1): tw. Äquivalent, error: Fehler → System kann Querys nicht vergleichen)</text:p>
          </table:table-cell>
          <table:covered-table-cell table:style-name="ce11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Pm = partial marking (z.B. zu 85% korrekt)</text:p>
          </table:table-cell>
          <table:table-cell table:style-name="ce11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pm, sonst 0 → falls Verfahren partielle Bewertung unterstützt wird PM erwartet, ansonsten nicht äquivalent erwartet</text:p>
          </table:table-cell>
          <table:table-cell table:style-name="ce11"/>
          <table:table-cell table:style-name="ce5"/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Muster (Name = x, pm = true/false)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4"/>
          <table:table-cell table:style-name="ce20" office:value-type="string" calcext:value-type="string" table:number-columns-spanned="2" table:number-rows-spanned="1">
            <text:p>Ergebnis</text:p>
          </table:table-cell>
          <table:covered-table-cell table:style-name="ce21"/>
          <table:table-cell/>
        </table:table-row>
        <table:table-row table:style-name="ro1">
          <table:table-cell table:style-name="ce1" office:value-type="string" calcext:value-type="string">
            <text:p>Mutations-Kategorie/SQL-Feature</text:p>
          </table:table-cell>
          <table:table-cell table:style-name="ce8" office:value-type="string" calcext:value-type="string">
            <text:p>Nr.</text:p>
          </table:table-cell>
          <table:table-cell table:style-name="ce13" office:value-type="string" calcext:value-type="string">
            <text:p>Query (Musterlösung)</text:p>
          </table:table-cell>
          <table:table-cell table:style-name="ce19" office:value-type="string" calcext:value-type="string">
            <text:p>Test-Query (Kandidat)</text:p>
          </table:table-cell>
          <table:table-cell table:style-name="ce21" office:value-type="string" calcext:value-type="string">
            <text:p>erwartet</text:p>
          </table:table-cell>
          <table:table-cell table:style-name="ce21" office:value-type="string" calcext:value-type="string">
            <text:p>tatsächlich</text:p>
          </table:table-cell>
          <table:table-cell office:value-type="string" calcext:value-type="string">
            <text:p>Anmerkung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columns select vs. Select *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SELECT * FROM albums;</text:p>
          </table:table-cell>
          <table:table-cell table:style-name="ce11" office:value-type="string" calcext:value-type="string">
            <text:p>SELECT AlbumId, Title, ArtistId FROM albums;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SELECT AlbumId, Title, ArtistId FROM albums;</text:p>
          </table:table-cell>
          <table:table-cell table:style-name="ce11" office:value-type="string" calcext:value-type="string">
            <text:p>SELECT * FROM albums;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where: same semantic, minimal syntax change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SELECT TrackId FROM playlist_track </text:p>
            <text:p>WHERE TrackId &lt; 100;</text:p>
          </table:table-cell>
          <table:table-cell table:style-name="ce11" office:value-type="string" calcext:value-type="string">
            <text:p>SELECT TrackId FROM playlist_track </text:p>
            <text:p>WHERE TrackId &lt;= 99;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emicolon ;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SELECT Name FROM genres;</text:p>
          </table:table-cell>
          <table:table-cell table:style-name="ce14" office:value-type="string" calcext:value-type="string">
            <text:p>SELECT Name FROM genre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yntax sql keywords (upper, lower case)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SELECT Name FROM media_types;</text:p>
          </table:table-cell>
          <table:table-cell table:style-name="ce11" office:value-type="string" calcext:value-type="string">
            <text:p>select Name FrOm media_types;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1" table:number-rows-spanned="2">
            <text:p>column count differing</text:p>
          </table:table-cell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SELECT InvoiceDate, BillingAddress, BillingCity FROM invoices;</text:p>
          </table:table-cell>
          <table:table-cell table:style-name="ce14" office:value-type="string" calcext:value-type="string">
            <text:p>SELECT BillingAddress, BillingCity FROM invoices;</text:p>
          </table:table-cell>
          <table:table-cell table:style-name="ce7" office:value-type="string" calcext:value-type="string">
            <text:p>pm, sonst 0</text:p>
          </table:table-cell>
          <table:table-cell table:number-columns-repeated="2"/>
        </table:table-row>
        <table:table-row table:style-name="ro2">
          <table:covered-table-cell table:style-name="ce4"/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SELECT BillingAddress, BillingCity FROM invoices;</text:p>
          </table:table-cell>
          <table:table-cell table:style-name="ce14" office:value-type="string" calcext:value-type="string">
            <text:p>SELECT InvoiceDate, BillingAddress, BillingCity FROM invoices;</text:p>
          </table:table-cell>
          <table:table-cell table:style-name="ce7" office:value-type="string" calcext:value-type="string">
            <text:p>pm, sonst 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olumn ordering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SELECT BillingAddress, BillingCity FROM invoices;</text:p>
          </table:table-cell>
          <table:table-cell table:style-name="ce14" office:value-type="string" calcext:value-type="string">
            <text:p><text:span text:style-name="T3">SELECT BillingCity, </text:span>BillingAddress  FROM invoices;</text:p>
          </table:table-cell>
          <table:table-cell table:style-name="ce7" office:value-type="string" calcext:value-type="string">
            <text:p>pm, sonst 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1" table:number-rows-spanned="3">
            <text:p>order by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SELECT TrackId, Name, GenreId from tracks ORDER BY GenreId ASC;</text:p>
          </table:table-cell>
          <table:table-cell table:style-name="ce14" office:value-type="string" calcext:value-type="string">
            <text:p>SELECT TrackId, Name, GenreId from tracks ORDER BY GenreId;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 table:style-name="ce4"/>
          <table:table-cell table:style-name="ce9" office:value-type="float" office:value="10" calcext:value-type="float">
            <text:p>10</text:p>
          </table:table-cell>
          <table:table-cell table:style-name="ce15" office:value-type="string" calcext:value-type="string" table:number-columns-spanned="1" table:number-rows-spanned="2">
            <text:p>SELECT TrackId, Name, GenreId from tracks ORDER BY GenreId DESC;</text:p>
          </table:table-cell>
          <table:table-cell table:style-name="ce11" office:value-type="string" calcext:value-type="string">
            <text:p>SELECT TrackId, Name, GenreId from tracks;</text:p>
          </table:table-cell>
          <table:table-cell table:style-name="ce7" office:value-type="string" calcext:value-type="string">
            <text:p>pm, sonst 0</text:p>
          </table:table-cell>
          <table:table-cell table:number-columns-repeated="2"/>
        </table:table-row>
        <table:table-row table:style-name="ro3">
          <table:covered-table-cell table:style-name="ce4"/>
          <table:table-cell table:style-name="ce9" office:value-type="float" office:value="11" calcext:value-type="float">
            <text:p>11</text:p>
          </table:table-cell>
          <table:covered-table-cell table:style-name="ce14"/>
          <table:table-cell table:style-name="ce14" office:value-type="string" calcext:value-type="string">
            <text:p>SELECT TrackId, Name, GenreId from tracks ORDER BY GenreId ASC;</text:p>
          </table:table-cell>
          <table:table-cell table:style-name="ce7" office:value-type="string" calcext:value-type="string">
            <text:p>pm, sonst 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 table:number-columns-spanned="1" table:number-rows-spanned="2">
            <text:p>Redundanzen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 table:number-columns-spanned="1" table:number-rows-spanned="2">
            <text:p>SELECT Name, MediaTypeId FROM tracks</text:p>
            <text:p>WHERE MediaTypeId &gt; 2;</text:p>
            <text:p/>
          </table:table-cell>
          <table:table-cell table:style-name="ce11" office:value-type="string" calcext:value-type="string">
            <text:p>SELECT Name, MediaTypeId FROM tracks</text:p>
            <text:p>WHERE MediaTypeId &gt; 2 and MediaTypeId &gt; 1;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covered-table-cell table:style-name="ce4"/>
          <table:table-cell office:value-type="float" office:value="13" calcext:value-type="float">
            <text:p>13</text:p>
          </table:table-cell>
          <table:covered-table-cell table:style-name="ce11"/>
          <table:table-cell table:style-name="ce11" office:value-type="string" calcext:value-type="string">
            <text:p>SELECT Name, MediaTypeId FROM tracks</text:p>
            <text:p>WHERE MediaTypeId &gt; 2 or MediaTypeId &gt; 1;</text:p>
            <text:p/>
          </table:table-cell>
          <table:table-cell table:style-name="ce22" office:value-type="string" calcext:value-type="string">
            <text:p>pm, sonst 0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 table:number-columns-spanned="1" table:number-rows-spanned="5">
            <text:p>Sub-Query/Join</text:p>
          </table:table-cell>
          <table:table-cell office:value-type="float" office:value="14" calcext:value-type="float">
            <text:p>14</text:p>
          </table:table-cell>
          <table:table-cell table:style-name="ce17" office:value-type="string" calcext:value-type="string" table:number-columns-spanned="1" table:number-rows-spanned="5">
            <text:p><text:span text:style-name="T1">select tracks.TrackId, tracks.Name, tracks.Composer  from tracks </text:span></text:p>
            <text:p><text:span text:style-name="T2">join (select media_types.MediaTypeId,  media_types.Name from media_types where name = 'AAC audio file')</text:span></text:p>
            <text:p><text:span text:style-name="T2">as t_media_types ON tracks.MediaTypeId = t_media_types.MediaTypeId;</text:span></text:p>
          </table:table-cell>
          <table:table-cell table:style-name="ce18" office:value-type="string" calcext:value-type="string">
            <text:p>select tracks.TrackId, tracks.Name, tracks.Composer   from tracks </text:p>
            <text:p>join (select media_types.MediaTypeId,  media_types.Name from media_types)</text:p>
            <text:p>as t_media_types ON tracks.MediaTypeId = t_media_types.MediaTypeId;</text:p>
            <text:p/>
          </table:table-cell>
          <table:table-cell office:value-type="string" calcext:value-type="string">
            <text:p>pm, sonst 0</text:p>
          </table:table-cell>
          <table:table-cell table:number-columns-repeated="2"/>
        </table:table-row>
        <table:table-row table:style-name="ro6">
          <table:covered-table-cell/>
          <table:table-cell office:value-type="float" office:value="15" calcext:value-type="float">
            <text:p>15</text:p>
          </table:table-cell>
          <table:covered-table-cell table:style-name="ce18"/>
          <table:table-cell table:style-name="ce18" office:value-type="string" calcext:value-type="string">
            <text:p>select tracks.TrackId, tracks.Name, tracks.Composer  from tracks </text:p>
            <text:p>Join media_types ON tracks.MediaTypeId = media_types.MediaTypeId;</text:p>
            <text:p/>
            <text:p/>
          </table:table-cell>
          <table:table-cell office:value-type="string" calcext:value-type="string">
            <text:p>pm, sonst 0</text:p>
          </table:table-cell>
          <table:table-cell table:number-columns-repeated="2"/>
        </table:table-row>
        <table:table-row table:style-name="ro7">
          <table:covered-table-cell/>
          <table:table-cell office:value-type="float" office:value="16" calcext:value-type="float">
            <text:p>16</text:p>
          </table:table-cell>
          <table:covered-table-cell table:style-name="ce18"/>
          <table:table-cell table:style-name="ce18" office:value-type="string" calcext:value-type="string">
            <text:p>select tracks.TrackId, tracks.Name, tracks.Composer  from tracks </text:p>
            <text:p>join media_types</text:p>
            <text:p>ON tracks.MediaTypeId = media_types.MediaTypeId</text:p>
            <text:p>WHERE media_types.Name = 'AAC audio file';</text:p>
            <text:p/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covered-table-cell/>
          <table:table-cell office:value-type="float" office:value="17" calcext:value-type="float">
            <text:p>17</text:p>
          </table:table-cell>
          <table:covered-table-cell table:style-name="ce18"/>
          <table:table-cell table:style-name="ce18" office:value-type="string" calcext:value-type="string">
            <text:p>select tracks.TrackId, tracks.Name, tracks.Composer  from tracks </text:p>
            <text:p>join media_types</text:p>
            <text:p>ON tracks.MediaTypeId = media_types.MediaTypeId</text:p>
            <text:p>AND media_types.Name = 'AAC audio file';</text:p>
            <text:p/>
            <text:p/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covered-table-cell/>
          <table:table-cell office:value-type="float" office:value="18" calcext:value-type="float">
            <text:p>18</text:p>
          </table:table-cell>
          <table:covered-table-cell/>
          <table:table-cell table:style-name="ce18" office:value-type="string" calcext:value-type="string">
            <text:p>select tracks.TrackId, tracks.Name, tracks.Composer</text:p>
            <text:p>from tracks, media_types</text:p>
            <text:p>where</text:p>
            <text:p>tracks.MediaTypeId = media_types.MediaTypeId</text:p>
            <text:p>and </text:p>
            <text:p>(media_types.Name = 'AAC audio file'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38:01.138201750</meta:creation-date>
    <meta:generator>LibreOffice/6.0.7.3$Linux_X86_64 LibreOffice_project/00m0$Build-3</meta:generator>
    <dc:date>2019-12-15T19:14:33.061125884</dc:date>
    <meta:editing-duration>PT37M39S</meta:editing-duration>
    <meta:editing-cycles>4</meta:editing-cycles>
    <meta:document-statistic meta:table-count="1" meta:cell-count="88" meta:object-count="0"/>
  </office:meta>
</office:document-meta>
</file>